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Calibri1" svg:font-family="Calibri"/>
    <style:font-face style:name="OpenSymbol" svg:font-family="OpenSymbol"/>
    <style:font-face style:name="Symbol" svg:font-family="Symbol"/>
    <style:font-face style:name="Arial1"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center" style:justify-single-word="false"/>
      <style:text-properties style:use-window-font-color="true" style:font-name="Arial" fo:font-size="14pt" fo:font-weight="bold" fo:background-color="transparent" style:font-name-asian="Arial" style:font-name-complex="Arial"/>
    </style:style>
    <style:style style:name="P3" style:family="paragraph" style:parent-style-name="Standard">
      <style:paragraph-properties fo:line-height="100%" fo:text-align="start" style:justify-single-word="false"/>
      <style:text-properties style:use-window-font-color="true" style:font-name="Arial" fo:font-size="14pt" fo:font-weight="bold" fo:background-color="transparent" style:font-name-asian="Arial" style:font-name-complex="Arial"/>
    </style:style>
    <style:style style:name="P4" style:family="paragraph" style:parent-style-name="Standard">
      <style:paragraph-properties fo:line-height="100%" fo:text-align="start" style:justify-single-word="false"/>
      <style:text-properties style:use-window-font-color="true" style:font-name="Arial" fo:font-size="11pt" fo:font-weight="bold" fo:background-color="transparent" style:font-name-asian="Arial" style:font-name-complex="Arial"/>
    </style:style>
    <style:style style:name="P5" style:family="paragraph" style:parent-style-name="Standard">
      <style:paragraph-properties fo:line-height="100%" fo:text-align="start" style:justify-single-word="false"/>
      <style:text-properties style:use-window-font-color="true" style:font-name="Arial" fo:font-size="9pt" fo:font-weight="normal" fo:background-color="transparent" style:font-name-asian="Arial" style:font-name-complex="Arial"/>
    </style:style>
    <style:style style:name="P6"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line-height="100%" fo:text-align="start" style:justify-single-word="false"/>
      <style:text-properties style:use-window-font-color="true" style:font-name="Arial1" fo:font-size="9pt" fo:font-weight="normal" fo:background-color="transparent" style:font-name-asian="Arial" style:font-size-asian="9pt" style:font-weight-asian="normal" style:font-name-complex="Arial" style:font-size-complex="9pt" style:font-weight-complex="normal"/>
    </style:style>
    <style:style style:name="P8" style:family="paragraph" style:parent-style-name="Standard">
      <style:paragraph-properties fo:line-height="100%" fo:text-align="start" style:justify-single-word="false"/>
      <style:text-properties style:use-window-font-color="true" style:font-name="Arial1" fo:font-size="9pt" fo:font-weight="normal" fo:background-color="transparent" style:font-name-asian="Calibri1" style:font-size-asian="9pt" style:font-name-complex="Calibri1" style:font-size-complex="9pt"/>
    </style:style>
    <style:style style:name="P9" style:family="paragraph" style:parent-style-name="Standard">
      <style:paragraph-properties fo:line-height="100%" fo:text-align="start" style:justify-single-word="false"/>
      <style:text-properties fo:color="#ff0000" style:font-name="Arial" fo:font-size="9pt" fo:font-weight="normal" fo:background-color="transparent" style:font-name-asian="Arial" style:font-name-complex="Arial"/>
    </style:style>
    <style:style style:name="P10" style:family="paragraph" style:parent-style-name="Standard">
      <style:paragraph-properties fo:line-height="100%" fo:text-align="start" style:justify-single-word="false"/>
      <style:text-properties fo:color="#004dbb" style:font-name="Arial" fo:font-size="9pt" fo:font-weight="normal" fo:background-color="transparent" style:font-name-asian="Arial" style:font-name-complex="Arial"/>
    </style:style>
    <style:style style:name="P11" style:family="paragraph" style:parent-style-name="Standard">
      <style:paragraph-properties fo:margin-left="-0.635cm" fo:margin-right="0cm" fo:line-height="100%" fo:text-align="start" style:justify-single-word="false" fo:text-indent="0.635cm" style:auto-text-indent="false"/>
      <style:text-properties style:use-window-font-color="true" style:font-name="Arial" fo:font-size="9pt" fo:font-weight="normal" fo:background-color="transparent" style:font-name-asian="Arial" style:font-name-complex="Arial"/>
    </style:style>
    <style:style style:name="P12" style:family="paragraph" style:parent-style-name="Standard" style:list-style-name="L1">
      <style:paragraph-properties fo:line-height="100%" fo:text-align="start" style:justify-single-word="false"/>
      <style:text-properties style:use-window-font-color="true" style:font-name="Arial1" fo:font-size="9pt" fo:font-weight="normal" fo:background-color="transparent" style:font-name-asian="Arial" style:font-size-asian="9pt" style:font-weight-asian="normal" style:font-name-complex="Arial" style:font-size-complex="9pt" style:font-weight-complex="normal"/>
    </style:style>
    <style:style style:name="P13" style:family="paragraph" style:parent-style-name="Standard" style:list-style-name="L2">
      <style:paragraph-properties fo:margin-left="-0.635cm" fo:margin-right="0cm" fo:line-height="100%" fo:text-align="start" style:justify-single-word="false" fo:text-indent="0.635cm" style:auto-text-indent="false"/>
    </style:style>
    <style:style style:name="P14" style:family="paragraph" style:parent-style-name="Standard" style:list-style-name="L3">
      <style:paragraph-properties fo:margin-left="-0.635cm" fo:margin-right="0cm" fo:line-height="100%" fo:text-align="start" style:justify-single-word="false" fo:text-indent="0.635cm" style:auto-text-indent="false"/>
    </style:style>
    <style:style style:name="P15" style:family="paragraph" style:parent-style-name="Standard" style:list-style-name="L5">
      <style:paragraph-properties fo:margin-left="-0.635cm" fo:margin-right="0cm" fo:line-height="100%" fo:text-align="start" style:justify-single-word="false" fo:text-indent="0.635cm" style:auto-text-indent="false"/>
    </style:style>
    <style:style style:name="P16" style:family="paragraph" style:parent-style-name="Standard" style:list-style-name="L6">
      <style:paragraph-properties fo:margin-left="-0.635cm" fo:margin-right="0cm" fo:line-height="100%" fo:text-align="start" style:justify-single-word="false" fo:text-indent="0.635cm" style:auto-text-indent="false"/>
    </style:style>
    <style:style style:name="P17" style:family="paragraph" style:parent-style-name="Standard" style:list-style-name="L7">
      <style:paragraph-properties fo:margin-left="-0.635cm" fo:margin-right="0cm" fo:line-height="100%" fo:text-align="start" style:justify-single-word="false" fo:text-indent="0.635cm" style:auto-text-indent="false"/>
    </style:style>
    <style:style style:name="P18" style:family="paragraph" style:parent-style-name="Standard" style:list-style-name="L8">
      <style:paragraph-properties fo:margin-left="-0.635cm" fo:margin-right="0cm" fo:line-height="100%" fo:text-align="start" style:justify-single-word="false" fo:text-indent="0.635cm" style:auto-text-indent="false"/>
    </style:style>
    <style:style style:name="P19" style:family="paragraph" style:parent-style-name="Standard" style:list-style-name="L9">
      <style:paragraph-properties fo:margin-left="-0.635cm" fo:margin-right="0cm" fo:line-height="100%" fo:text-align="start" style:justify-single-word="false" fo:text-indent="0.635cm" style:auto-text-indent="false"/>
    </style:style>
    <style:style style:name="P20" style:family="paragraph" style:parent-style-name="Standard" style:list-style-name="L10">
      <style:paragraph-properties fo:margin-left="-0.635cm" fo:margin-right="0cm" fo:line-height="100%" fo:text-align="start" style:justify-single-word="false" fo:text-indent="0.635cm" style:auto-text-indent="false"/>
    </style:style>
    <style:style style:name="P21" style:family="paragraph" style:parent-style-name="Standard" style:list-style-name="L11">
      <style:paragraph-properties fo:margin-left="-0.635cm" fo:margin-right="0cm" fo:line-height="100%" fo:text-align="start" style:justify-single-word="false" fo:text-indent="0.635cm" style:auto-text-indent="false"/>
    </style:style>
    <style:style style:name="P22" style:family="paragraph" style:parent-style-name="Standard" style:list-style-name="L12">
      <style:paragraph-properties fo:margin-left="-0.635cm" fo:margin-right="0cm" fo:line-height="100%" fo:text-align="start" style:justify-single-word="false" fo:text-indent="0.635cm" style:auto-text-indent="false"/>
    </style:style>
    <style:style style:name="P23" style:family="paragraph" style:parent-style-name="Standard" style:list-style-name="L13">
      <style:paragraph-properties fo:margin-left="-0.635cm" fo:margin-right="0cm" fo:line-height="100%" fo:text-align="start" style:justify-single-word="false" fo:text-indent="0.635cm" style:auto-text-indent="false"/>
    </style:style>
    <style:style style:name="P24" style:family="paragraph" style:parent-style-name="Standard" style:list-style-name="L14">
      <style:paragraph-properties fo:margin-left="-0.635cm" fo:margin-right="0cm" fo:line-height="100%" fo:text-align="start" style:justify-single-word="false" fo:text-indent="0.635cm" style:auto-text-indent="false"/>
    </style:style>
    <style:style style:name="P25" style:family="paragraph" style:parent-style-name="Standard" style:list-style-name="L4">
      <style:paragraph-properties fo:margin-left="-0.635cm" fo:margin-right="0cm" fo:line-height="100%"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6" style:family="paragraph">
      <style:paragraph-properties fo:text-align="center"/>
    </style:style>
    <style:style style:name="P27" style:family="paragraph">
      <style:paragraph-properties fo:text-align="center"/>
      <style:text-properties fo:font-size="8pt" style:font-size-asian="8pt" style:font-size-complex="8pt"/>
    </style:style>
    <style:style style:name="P28" style:family="paragraph">
      <style:text-properties fo:font-size="12pt"/>
    </style:style>
    <style:style style:name="P29" style:family="paragraph">
      <style:text-properties fo:font-size="8pt" style:font-size-asian="8pt" style:font-size-complex="8pt"/>
    </style:style>
    <style:style style:name="T1" style:family="text">
      <style:text-properties style:use-window-font-color="true" style:font-name="Arial" fo:font-size="9pt" fo:font-weight="normal" fo:background-color="transparent" style:font-name-asian="Arial" style:font-name-complex="Arial"/>
    </style:style>
    <style:style style:name="T2" style:family="text">
      <style:text-properties fo:color="#ff0000" style:font-name="Arial" fo:font-size="9pt" fo:font-weight="normal" fo:background-color="transparent" style:font-name-asian="Arial" style:font-name-complex="Arial"/>
    </style:style>
    <style:style style:name="T3" style:family="text">
      <style:text-properties fo:color="#004dbb" style:font-name="Arial" fo:font-size="9pt" fo:font-weight="normal" fo:background-color="transparent" style:font-name-asian="Arial" style:font-name-complex="Arial"/>
    </style:style>
    <style:style style:name="T4" style:family="text">
      <style:text-properties fo:color="#004dbb" style:font-name="Arial" fo:font-size="9pt" style:font-name-asian="Arial" style:font-name-complex="Arial"/>
    </style:style>
    <style:style style:name="T5" style:family="text">
      <style:text-properties style:font-name="Arial" fo:font-size="9pt" style:font-name-asian="Arial" style:font-name-complex="Arial"/>
    </style:style>
    <style:style style:name="T6" style:family="text">
      <style:text-properties fo:font-size="8pt" style:font-size-asian="8pt" style:font-size-complex="8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2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RCHITETTURA CLASSI PROGETTO CoreMVCInjectorTemplate </text:p>
      <text:p text:style-name="P3"/>
      <text:p text:style-name="P7">L'architettura si compone di tre livelli principali secondo la filosofia del three tiered architecture:</text:p>
      <text:p text:style-name="P7"/>
      <text:list xml:id="list1041662140055053737" text:style-name="L1">
        <text:list-item>
          <text:p text:style-name="P12">Data Layer – livello che gestisce I dati (strato più interno)</text:p>
        </text:list-item>
        <text:list-item>
          <text:p text:style-name="P12">Core Layer – livello che gestisce la logica (strato intermedio)</text:p>
        </text:list-item>
        <text:list-item>
          <text:p text:style-name="P12">Web Layer – livello frontend (stato superiore)</text:p>
        </text:list-item>
      </text:list>
      <text:p text:style-name="P7"/>
      <text:p text:style-name="P7">Di seguito viene riportato uno schema esemplificativo:</text:p>
      <text:p text:style-name="P7"/>
      <text:p text:style-name="P7"/>
      <text:p text:style-name="P7"><draw:rect text:anchor-type="paragraph" draw:z-index="0" draw:style-name="gr1" draw:text-style-name="P26" svg:width="2.382cm" svg:height="0.812cm" svg:x="7.318cm" svg:y="0.035cm"><text:p text:style-name="P26">Web Layer</text:p></draw:rect></text:p>
      <text:p text:style-name="P7"/>
      <text:p text:style-name="P7"><draw:custom-shape text:anchor-type="paragraph" draw:z-index="6" draw:style-name="gr2" draw:text-style-name="P28" svg:width="0.216cm" svg:height="0.796cm" svg:x="8.43cm" svg:y="0.116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7"/>
      <text:p text:style-name="P7"><draw:rect text:anchor-type="paragraph" draw:z-index="1" draw:style-name="gr1" draw:text-style-name="P26" svg:width="2.382cm" svg:height="0.812cm" svg:x="7.283cm" svg:y="0.178cm"><text:p text:style-name="P26">Core Layer</text:p></draw:rect><draw:rect text:anchor-type="paragraph" draw:z-index="3" draw:style-name="gr1" draw:text-style-name="P27" svg:width="2.382cm" svg:height="0.812cm" svg:x="10.74cm" svg:y="0.161cm"><text:p text:style-name="P26"><text:span text:style-name="T6">CoreSupplier.class</text:span></text:p></draw:rect></text:p>
      <text:p text:style-name="P7"><draw:custom-shape text:anchor-type="paragraph" draw:z-index="5" draw:style-name="gr2" svg:width="1.077cm" svg:height="0.248cm" svg:x="9.664cm" svg:y="0.06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draw:custom-shape text:anchor-type="paragraph" draw:z-index="7" draw:style-name="gr2" draw:text-style-name="P28" svg:width="0.216cm" svg:height="0.872cm" svg:x="8.43cm" svg:y="0.259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7"/>
      <text:p text:style-name="P7"/>
      <text:p text:style-name="P7"><draw:rect text:anchor-type="paragraph" draw:z-index="2" draw:style-name="gr1" draw:text-style-name="P26" svg:width="2.382cm" svg:height="0.812cm" svg:x="7.318cm" svg:y="0.035cm"><text:p text:style-name="P26">Data Layer</text:p></draw:rect><draw:rect text:anchor-type="paragraph" draw:z-index="4" draw:style-name="gr1" draw:text-style-name="P27" svg:width="2.382cm" svg:height="0.812cm" svg:x="10.74cm" svg:y="0.065cm"><text:p text:style-name="P26"><text:span text:style-name="T6">DataSupplier.class</text:span></text:p></draw:rect><draw:custom-shape text:anchor-type="paragraph" draw:z-index="8" draw:style-name="gr2" svg:width="1.077cm" svg:height="0.248cm" svg:x="9.664cm" svg:y="0.31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
      <text:p text:style-name="P7"><draw:custom-shape text:anchor-type="paragraph" draw:z-index="10" draw:style-name="gr2" draw:text-style-name="P28" svg:width="0.216cm" svg:height="0.618cm" svg:x="8.43cm" svg:y="0.116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7"/>
      <text:p text:style-name="P7"><draw:custom-shape text:anchor-type="paragraph" draw:z-index="9" draw:style-name="gr2" draw:text-style-name="P28" svg:width="0.867cm" svg:height="1.01cm" svg:x="8.094cm" svg:y="0.004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7"><draw:frame text:anchor-type="paragraph" draw:z-index="11" draw:style-name="gr3" draw:text-style-name="P29" svg:width="0.495cm" svg:height="0.424cm" svg:x="8.394cm" svg:y="0.062cm"><draw:text-box><text:p><text:span text:style-name="T6">DB</text:span></text:p></draw:text-box></draw:frame></text:p>
      <text:p text:style-name="P7"/>
      <text:p text:style-name="P7"/>
      <text:p text:style-name="P7">L'accesso ai servizi dai livelli sottostanti al WEB LAYER viene fornito attraverso una classe identificata come SUPPLIER (CoreSupplier, DataSupplier). La classe Supplier, corredata dalla classe astratta ABaseSupplier, genera e fornisce esternamente i componenti pubblici dello strato e che vengono usati dai livelli che ne prevedono l'uso.</text:p>
      <text:p text:style-name="P8"/>
      <text:p text:style-name="P4">DATA LAYER</text:p>
      <text:p text:style-name="P6"/>
      <text:p text:style-name="P1"><text:span text:style-name="T2">CLASSE DataStore</text:span><text:span text:style-name="T1">:</text:span></text:p>
      <text:p text:style-name="P1"><text:span text:style-name="T1">Classe </text:span><text:span text:style-name="T1">provvista di interfaccia che prevede l'injection della </text:span><text:span text:style-name="T3">ConnectionString </text:span><text:span text:style-name="T1">di</text:span><text:span text:style-name="T3"> </text:span><text:span text:style-name="T1">connessione al DbContext, del </text:span><text:span text:style-name="T3">DbContext </text:span><text:span text:style-name="T1">e del </text:span><text:span text:style-name="T3">CommonSupplier</text:span><text:span text:style-name="T1">. La classe viene generata tramite chiamata statica al metodo </text:span><text:span text:style-name="T3">Instance </text:span><text:span text:style-name="T1">che prevede come parametro in ingresso l'injection delle dipendenze della classe. Le dipendenze vengono passate al costruttore privato che ne prevede l'inizializzazione. La struttura ha lo scopo di ridurre la dipendenza degli oggetti (</text:span><text:span text:style-name="T3">Inversion Of Control</text:span><text:span text:style-name="T1">) centralizzando la creazione delle classi che appartengono al </text:span><text:span text:style-name="T3">DATA LAYER</text:span><text:span text:style-name="T1">.</text:span></text:p>
      <text:p text:style-name="P6"/>
      <text:p text:style-name="P5">In ingresso prevede i seguenti componenti:</text:p>
      <text:p text:style-name="P6"/>
      <text:list xml:id="list8603322749541405450" text:style-name="L2">
        <text:list-item>
          <text:p text:style-name="P13"><text:span text:style-name="T3">StoreConnectionStringName</text:span><text:span text:style-name="T1">( variabile string di connessione al DbContext)</text:span></text:p>
        </text:list-item>
        <text:list-item>
          <text:p text:style-name="P13"><text:span text:style-name="T3">StoreDbContext </text:span><text:span text:style-name="T1">(definisce il DbContext locale)</text:span></text:p>
        </text:list-item>
        <text:list-item>
          <text:p text:style-name="P13"><text:span text:style-name="T3">StoreSharingSupplier </text:span><text:span text:style-name="T1">1...n (mette a disposizione i dtoModel)</text:span></text:p>
        </text:list-item>
      </text:list>
      <text:p text:style-name="P6"/>
      <text:p text:style-name="P5">In uscita fornisce i seguenti componenti:</text:p>
      <text:p text:style-name="P6"/>
      <text:list xml:id="list8736835544964246244" text:style-name="L3">
        <text:list-item>
          <text:p text:style-name="P14"><text:span text:style-name="T3">Entity </text:span><text:span text:style-name="T1">1...n (classi entity)</text:span></text:p>
        </text:list-item>
        <text:list-item>
          <text:p text:style-name="P14"><text:span text:style-name="T3">List Entity </text:span><text:span text:style-name="T1">1...n (liste di classe entity)</text:span></text:p>
        </text:list-item>
        <text:list-item>
          <text:p text:style-name="P14"><text:span text:style-name="T3">ConvertModelEntityModel </text:span><text:span text:style-name="T1">1...n (classi di conversione MODEL-ENTITY-MODEL)</text:span></text:p>
        </text:list-item>
      </text:list>
      <text:p text:style-name="P6"/>
      <text:p text:style-name="P1"><text:span text:style-name="T2">CLASSE ASTRATTA ABaseDataSupplier</text:span><text:span text:style-name="T1">:</text:span></text:p>
      <text:p text:style-name="P6"><text:span text:style-name="T5">Classe astratta </text:span><text:span text:style-name="T4">SINGLETON <text:s/></text:span><text:span text:style-name="T5">provvista di interfaccia che prevede l'injection del </text:span><text:span text:style-name="T4">DataStore.</text:span></text:p>
      <text:p text:style-name="P10"/>
      <text:p text:style-name="P5">In ingresso prevede i seguenti componenti:</text:p>
      <text:p text:style-name="P6"/>
      <text:list xml:id="list29596928" text:continue-list="list8603322749541405450" text:style-name="L2">
        <text:list-item>
          <text:p text:style-name="P13"><text:span text:style-name="T3">SupplierDataStore</text:span><text:span text:style-name="T1">( variabile string di connessione al DbContext)</text:span></text:p>
        </text:list-item>
      </text:list>
      <text:p text:style-name="P11"/>
      <text:p text:style-name="P5">In uscita fornisce i seguenti componenti:</text:p>
      <text:p text:style-name="P5"/>
      <text:list xml:id="list3202854987669895609" text:style-name="L4">
        <text:list-item>
          <text:p text:style-name="P25"><text:span text:style-name="T4">ConvertModelEntityModel </text:span><text:span text:style-name="T5">1...n (classi di conversione MODEL-ENTITY-MODEL)</text:span></text:p>
        </text:list-item>
      </text:list>
      <text:p text:style-name="P5"/>
      <text:p text:style-name="P9"><text:soft-page-break/>CLASSE DataSupplier:</text:p>
      <text:p text:style-name="P1"><text:span text:style-name="T1">Classe </text:span><text:span text:style-name="T3">SINGLETON </text:span><text:span text:style-name="T1">provvista di interfaccia che prevede l'injection del </text:span><text:span text:style-name="T3">DataStore </text:span><text:span text:style-name="T1">. La classe viene generata tramite chiamata statica al metodo </text:span><text:span text:style-name="T3">Instance </text:span><text:span text:style-name="T1">che prevede come parametro in ingresso l'injection delle dipendenze della classe. Le dipendenze vengono passate al costruttore privato che ne prevede l'inizializzazione. La struttura ha lo scopo di ridurre la dipendenza degli oggetti (</text:span><text:span text:style-name="T3">Inversion Of Control</text:span><text:span text:style-name="T1">) e di fornire verso come servizio la creazione centralizzata delle classi </text:span><text:span text:style-name="T3">Repository</text:span><text:span text:style-name="T1">.</text:span></text:p>
      <text:p text:style-name="P6"/>
      <text:p text:style-name="P5">In ingresso prevede i seguenti componenti:</text:p>
      <text:p text:style-name="P6"/>
      <text:list xml:id="list9030971574433001741" text:style-name="L5">
        <text:list-item>
          <text:p text:style-name="P15"><text:span text:style-name="T3">DataSupplierDataStore </text:span><text:span text:style-name="T1">(definisce il DataStore per le classi Repository)</text:span></text:p>
        </text:list-item>
      </text:list>
      <text:p text:style-name="P6"/>
      <text:p text:style-name="P5">In uscita fornisce i seguenti componenti:</text:p>
      <text:p text:style-name="P6"/>
      <text:list xml:id="list6159657926851697800" text:style-name="L6">
        <text:list-item>
          <text:p text:style-name="P16"><text:span text:style-name="T3">Repository </text:span><text:span text:style-name="T1">1...n (classi di elaborazione delle query DB)</text:span></text:p>
        </text:list-item>
      </text:list>
      <text:p text:style-name="P6"/>
      <text:p text:style-name="P1"><text:span text:style-name="T2">CLASSE ASTRATTA ABaseRepository</text:span><text:span text:style-name="T1">:</text:span></text:p>
      <text:p text:style-name="P1"><text:span text:style-name="T1">Classe astratta provvista di interfaccia che prevede l'injection del </text:span><text:span text:style-name="T3">DataStore </text:span><text:span text:style-name="T1">ed</text:span><text:span text:style-name="T3"> </text:span><text:span text:style-name="T1">ereditata da tutte le classi </text:span><text:span text:style-name="T3">Repository. </text:span><text:span text:style-name="T1">Configura e inizializza il </text:span><text:span text:style-name="T3">DataStore </text:span><text:span text:style-name="T1">utilizzato dai Repository.</text:span></text:p>
      <text:p text:style-name="P6"/>
      <text:p text:style-name="P6"/>
      <text:p text:style-name="P4">CORE LAYER</text:p>
      <text:p text:style-name="P6"/>
      <text:p text:style-name="P1"><text:span text:style-name="T2">CLASSE CORESTORE</text:span><text:span text:style-name="T1">:</text:span></text:p>
      <text:p text:style-name="P1"><text:span text:style-name="T1">Classe provvista di interfaccia e che prevede l'injection del </text:span><text:span text:style-name="T3">CommonSupplier </text:span><text:span text:style-name="T1">e del </text:span><text:span text:style-name="T3">DataSupplier</text:span><text:span text:style-name="T1">. La classe viene generata tramite chiamata statica al metodo </text:span><text:span text:style-name="T3">Instance </text:span><text:span text:style-name="T1">che prevede come parametro in ingresso l'injection delle dipendenze della classe. Le dipendenze vengono passate al costruttore privato che ne prevede l'inizializzazione. La struttura ha lo scopo di ridurre la dipendenza degli oggetti (</text:span><text:span text:style-name="T3">Inversion Of Control</text:span><text:span text:style-name="T1">) centralizzando la creazione delle classi che appartengono al </text:span><text:span text:style-name="T3">CORE LAYER</text:span><text:span text:style-name="T1">.</text:span></text:p>
      <text:p text:style-name="P6"/>
      <text:p text:style-name="P5">In ingresso prevede i seguenti componenti:</text:p>
      <text:p text:style-name="P6"/>
      <text:list xml:id="list7646295570659411413" text:style-name="L7">
        <text:list-item>
          <text:p text:style-name="P17"><text:span text:style-name="T3">CoreStoreDataSupplier </text:span><text:span text:style-name="T1">1...n (rende disponibili i Repository)</text:span></text:p>
        </text:list-item>
        <text:list-item>
          <text:p text:style-name="P17"><text:span text:style-name="T3">CoreStoreCommonSupplier </text:span><text:span text:style-name="T1">1...n (rende disponibili i dtoModel)</text:span></text:p>
        </text:list-item>
      </text:list>
      <text:p text:style-name="P6"/>
      <text:p text:style-name="P5">In uscita fornisce i seguenti componenti:</text:p>
      <text:p text:style-name="P6"/>
      <text:list xml:id="list6439785895002636955" text:style-name="L8">
        <text:list-item>
          <text:p text:style-name="P18"><text:span text:style-name="T3">Layer Class </text:span><text:span text:style-name="T1">1...n (classi del livello)</text:span></text:p>
        </text:list-item>
      </text:list>
      <text:p text:style-name="P6"/>
      <text:p text:style-name="P9">CLASSE CORESUPPLIER:</text:p>
      <text:p text:style-name="P1"><text:span text:style-name="T1">Classe </text:span><text:span text:style-name="T3">SINGLETON </text:span><text:span text:style-name="T1">provvista di interfaccia che prevede l'injection del </text:span><text:span text:style-name="T3">CoreStore</text:span><text:span text:style-name="T1">. La classe viene generata tramite chiamata statica al metodo </text:span><text:span text:style-name="T3">Instance </text:span><text:span text:style-name="T1">che prevede come parametro in ingresso l'injection delle dipendenze della classe. Le dipendenze vengono passate al costruttore privato che ne prevede l'inizializzazione. La struttura ha lo scopo di ridurre la dipendenza degli oggetti (</text:span><text:span text:style-name="T3">Inversion Of Control</text:span><text:span text:style-name="T1">) e di fornire verso come servizio la creazione centralizzata delle classi </text:span><text:span text:style-name="T3">Process</text:span><text:span text:style-name="T1">.</text:span></text:p>
      <text:p text:style-name="P6"/>
      <text:p text:style-name="P5">In ingresso prevede i seguenti componenti:</text:p>
      <text:p text:style-name="P6"/>
      <text:list xml:id="list4133021147517092278" text:style-name="L9">
        <text:list-item>
          <text:p text:style-name="P19"><text:span text:style-name="T3">CoreSupplierDataStore </text:span><text:span text:style-name="T1">(definisce il CoreStore per le classi Process)</text:span></text:p>
        </text:list-item>
      </text:list>
      <text:p text:style-name="P6"/>
      <text:p text:style-name="P5">In uscita fornisce i seguenti componenti:</text:p>
      <text:p text:style-name="P6"/>
      <text:list xml:id="list6056570672251480437" text:style-name="L10">
        <text:list-item>
          <text:p text:style-name="P20"><text:span text:style-name="T3">Process </text:span><text:span text:style-name="T1">1...n (classi di elaborazione dei dati da e per il DATA LAYER e il WEB LAYER)</text:span></text:p>
        </text:list-item>
      </text:list>
      <text:p text:style-name="P6"/>
      <text:p text:style-name="P1"><text:span text:style-name="T2">CLASSE ASTRATTA APBASE</text:span><text:span text:style-name="T1">:</text:span></text:p>
      <text:p text:style-name="P1"><text:span text:style-name="T1">Classe astratta provvista di interfaccia che prevede l'injection del </text:span><text:span text:style-name="T3">CoreStore </text:span><text:span text:style-name="T1">ed</text:span><text:span text:style-name="T3"> </text:span><text:span text:style-name="T1">ereditata da tutte le classi </text:span><text:span text:style-name="T3">Process. </text:span><text:span text:style-name="T1">Configura e inizializza il </text:span><text:span text:style-name="T3">CoreStore </text:span><text:span text:style-name="T1">utilizzato dai Process.</text:span></text:p>
      <text:p text:style-name="P6"/>
      <text:p text:style-name="P6"/>
      <text:p text:style-name="P4">WEB LAYER</text:p>
      <text:p text:style-name="P6"/>
      <text:p text:style-name="P9">CLASSE WEBSTORE</text:p>
      <text:p text:style-name="P1"><text:soft-page-break/><text:span text:style-name="T1">Classe </text:span><text:span text:style-name="T3">SINGLETON </text:span><text:span text:style-name="T1">provvista di interfaccia che prevede l'injection del </text:span><text:span text:style-name="T3">DataSupplier</text:span><text:span text:style-name="T1">, del </text:span><text:span text:style-name="T3">CoreSupplier </text:span><text:span text:style-name="T1">e del </text:span><text:span text:style-name="T3">CommonSupplier</text:span><text:span text:style-name="T1">. La classe viene generata tramite chiamata statica al metodo </text:span><text:span text:style-name="T3">Instance </text:span><text:span text:style-name="T1">che prevede come parametro in ingresso l'injection delle dipendenze della classe. Le dipendenze vengono passate al costruttore privato che ne prevede l'inizializzazione. La struttura ha lo scopo di ridurre la dipendenza degli oggetti (</text:span><text:span text:style-name="T3">Inversion Of Control</text:span><text:span text:style-name="T1">) centralizzando la creazione delle classi che appartengono al </text:span><text:span text:style-name="T3">WEB LAYER</text:span><text:span text:style-name="T1">.</text:span></text:p>
      <text:p text:style-name="P6"/>
      <text:p text:style-name="P5">In ingresso prevede i seguenti componenti:</text:p>
      <text:p text:style-name="P6"/>
      <text:list xml:id="list1056041280210696724" text:style-name="L11">
        <text:list-item>
          <text:p text:style-name="P21"><text:span text:style-name="T3">WebStoreDataSupplier </text:span><text:span text:style-name="T1">1...n (rende disponibili i Repository)</text:span></text:p>
        </text:list-item>
        <text:list-item>
          <text:p text:style-name="P21"><text:span text:style-name="T3">WebStoreCoreSupplier </text:span><text:span text:style-name="T1">1...n (rende disponibili i Processor)</text:span></text:p>
        </text:list-item>
        <text:list-item>
          <text:p text:style-name="P21"><text:span text:style-name="T3">WebStoreCommonSupplier </text:span><text:span text:style-name="T1">1...n (rende disponibili i DTOModel)</text:span></text:p>
        </text:list-item>
      </text:list>
      <text:p text:style-name="P6"/>
      <text:p text:style-name="P9">CLASSE ACBASE</text:p>
      <text:p text:style-name="P1"><text:span text:style-name="T1">Classe astratta provvista di interfaccia che prevede l'injection del </text:span><text:span text:style-name="T3">WebStore </text:span><text:span text:style-name="T1">ed</text:span><text:span text:style-name="T3"> </text:span><text:span text:style-name="T1">ereditata da tutte le classi </text:span><text:span text:style-name="T3">Controller. </text:span><text:span text:style-name="T1">Configura e inizializza il </text:span><text:span text:style-name="T3">WebStore </text:span><text:span text:style-name="T1">utilizzato dai Controller.</text:span></text:p>
      <text:p text:style-name="P6"/>
      <text:p text:style-name="P6"/>
      <text:p text:style-name="P4">COMMON LAYER</text:p>
      <text:p text:style-name="P6"/>
      <text:p text:style-name="P9">CLASSE COMMONSTORE</text:p>
      <text:p text:style-name="P1"><text:span text:style-name="T1">Classe </text:span><text:span text:style-name="T3">SINGLETON </text:span><text:span text:style-name="T1">provvista di interfaccia. La classe viene generata tramite chiamata statica al metodo </text:span><text:span text:style-name="T3">Instance. </text:span><text:span text:style-name="T1">La struttura ha lo scopo di ridurre la dipendenza degli oggetti (</text:span><text:span text:style-name="T3">Inversion Of Control</text:span><text:span text:style-name="T1">) centralizzando la creazione delle classi che appartengono al </text:span><text:span text:style-name="T3">COMMON LAYER</text:span></text:p>
      <text:p text:style-name="P6"/>
      <text:p text:style-name="P5">In uscita fornisce i seguenti componenti:</text:p>
      <text:p text:style-name="P6"/>
      <text:list xml:id="list4896433789209164008" text:style-name="L12">
        <text:list-item>
          <text:p text:style-name="P22"><text:span text:style-name="T3">DtoModel </text:span><text:span text:style-name="T1">1...n (classi </text:span><text:span text:style-name="T1">DtoModel</text:span><text:span text:style-name="T1">)</text:span></text:p>
        </text:list-item>
      </text:list>
      <text:p text:style-name="P6"/>
      <text:p text:style-name="P9">CLASSE COMMONSUPPLIER</text:p>
      <text:p text:style-name="P1"><text:span text:style-name="T1">Classe </text:span><text:span text:style-name="T3">SINGLETON </text:span><text:span text:style-name="T1">provvista di interfaccia che prevede l'injection del </text:span><text:span text:style-name="T3">CommonStore</text:span><text:span text:style-name="T1">. La classe viene generata tramite chiamata statica al metodo </text:span><text:span text:style-name="T3">Instance </text:span><text:span text:style-name="T1">che prevede come parametro in ingresso l'injection delle dipendenze della classe. Le dipendenze vengono passate al costruttore privato che ne prevede l'inizializzazione. La struttura ha lo scopo di ridurre la dipendenza degli oggetti (</text:span><text:span text:style-name="T3">Inversion Of Control</text:span><text:span text:style-name="T1">) e di fornire verso come servizio la creazione centralizzata delle classi </text:span><text:span text:style-name="T3">DtoModel</text:span><text:span text:style-name="T1">.</text:span></text:p>
      <text:p text:style-name="P6"/>
      <text:p text:style-name="P5">In ingresso prevede i seguenti componenti:</text:p>
      <text:p text:style-name="P6"/>
      <text:list xml:id="list4643629153741676146" text:style-name="L13">
        <text:list-item>
          <text:p text:style-name="P23"><text:span text:style-name="T3">CommonSupplierCommonStore </text:span><text:span text:style-name="T1">(definisce il CommonStore per la generazione dei DtoModel)</text:span></text:p>
        </text:list-item>
      </text:list>
      <text:p text:style-name="P6"/>
      <text:p text:style-name="P5">In uscita fornisce i seguenti componenti:</text:p>
      <text:p text:style-name="P6"/>
      <text:list xml:id="list7704784550208733435" text:style-name="L14">
        <text:list-item>
          <text:p text:style-name="P24"><text:span text:style-name="T3">DtoModel </text:span><text:span text:style-name="T1">1...n (classi DtoModel)</text:span></text:p>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Calibri1" svg:font-family="Calibri"/>
    <style:font-face style:name="OpenSymbol" svg:font-family="OpenSymbol"/>
    <style:font-face style:name="Symbol" svg:font-family="Symbol"/>
    <style:font-face style:name="Arial1"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12-04T09:37:12.17</dc:date>
    <dc:creator>Filippo Foglia</dc:creator>
    <meta:editing-duration>PT1H38M38S</meta:editing-duration>
    <meta:editing-cycles>22</meta:editing-cycles>
    <meta:generator>OpenOffice/4.1.11$Win32 OpenOffice.org_project/4111m1$Build-9808</meta:generator>
    <meta:document-statistic meta:table-count="0" meta:image-count="0" meta:object-count="0" meta:page-count="3" meta:paragraph-count="68" meta:word-count="927" meta:character-count="6754"/>
  </office:meta>
</office:document-meta>
</file>